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6ad7" officeooo:paragraph-rsid="001f6ad7"/>
    </style:style>
    <style:style style:name="P2" style:family="paragraph" style:parent-style-name="Standard">
      <style:text-properties style:text-line-through-style="solid" style:text-line-through-type="single" fo:font-weight="normal" officeooo:rsid="001f6ad7" officeooo:paragraph-rsid="001f6ad7" style:font-weight-asian="normal" style:font-weight-complex="normal"/>
    </style:style>
    <style:style style:name="P3" style:family="paragraph" style:parent-style-name="Standard">
      <style:text-properties style:text-line-through-style="solid" style:text-line-through-type="single" fo:font-style="normal" fo:font-weight="normal" officeooo:rsid="006f5a03" officeooo:paragraph-rsid="006f5a03" style:font-style-asian="normal" style:font-weight-asian="normal" style:font-style-complex="normal" style:font-weight-complex="normal"/>
    </style:style>
    <style:style style:name="P4" style:family="paragraph" style:parent-style-name="Standard">
      <style:text-properties style:text-line-through-style="solid" style:text-line-through-type="single" fo:font-style="normal" fo:font-weight="normal" officeooo:rsid="007c30fa" officeooo:paragraph-rsid="007c30fa" style:font-style-asian="normal" style:font-weight-asian="normal" style:font-style-complex="normal" style:font-weight-complex="normal"/>
    </style:style>
    <style:style style:name="P5" style:family="paragraph" style:parent-style-name="Standard">
      <style:text-properties style:text-line-through-style="solid" style:text-line-through-type="single" fo:font-style="normal" fo:font-weight="normal" officeooo:rsid="007c30fa" officeooo:paragraph-rsid="00ad7c75" style:font-style-asian="normal" style:font-weight-asian="normal" style:font-style-complex="normal" style:font-weight-complex="normal"/>
    </style:style>
    <style:style style:name="P6" style:family="paragraph" style:parent-style-name="Standard">
      <style:text-properties style:text-line-through-style="solid" style:text-line-through-type="single" fo:font-style="normal" fo:font-weight="normal" officeooo:rsid="007c30fa" officeooo:paragraph-rsid="00af8882" style:font-style-asian="normal" style:font-weight-asian="normal" style:font-style-complex="normal" style:font-weight-complex="normal"/>
    </style:style>
    <style:style style:name="P7" style:family="paragraph" style:parent-style-name="Standard">
      <style:text-properties style:text-line-through-style="solid" style:text-line-through-type="single" fo:font-style="normal" fo:font-weight="normal" officeooo:rsid="00912864" officeooo:paragraph-rsid="00912864" style:font-style-asian="normal" style:font-weight-asian="normal" style:font-style-complex="normal" style:font-weight-complex="normal"/>
    </style:style>
    <style:style style:name="P8" style:family="paragraph" style:parent-style-name="Standard">
      <style:text-properties style:text-line-through-style="solid" style:text-line-through-type="single" fo:font-style="normal" fo:font-weight="normal" officeooo:rsid="00912864" officeooo:paragraph-rsid="00974974" style:font-style-asian="normal" style:font-weight-asian="normal" style:font-style-complex="normal" style:font-weight-complex="normal"/>
    </style:style>
    <style:style style:name="P9" style:family="paragraph" style:parent-style-name="Standard">
      <style:text-properties style:text-line-through-style="solid" style:text-line-through-type="single" fo:font-style="normal" fo:font-weight="normal" officeooo:rsid="00912864" officeooo:paragraph-rsid="0097820c" style:font-style-asian="normal" style:font-weight-asian="normal" style:font-style-complex="normal" style:font-weight-complex="normal"/>
    </style:style>
    <style:style style:name="P10" style:family="paragraph" style:parent-style-name="Standard">
      <style:text-properties style:text-line-through-style="solid" style:text-line-through-type="single" fo:font-style="normal" fo:font-weight="normal" officeooo:rsid="00912864" officeooo:paragraph-rsid="009a36e3" style:font-style-asian="normal" style:font-weight-asian="normal" style:font-style-complex="normal" style:font-weight-complex="normal"/>
    </style:style>
    <style:style style:name="P11" style:family="paragraph" style:parent-style-name="Standard">
      <style:text-properties style:text-line-through-style="solid" style:text-line-through-type="single" fo:font-style="normal" fo:font-weight="normal" officeooo:rsid="00912864" officeooo:paragraph-rsid="009f8868" style:font-style-asian="normal" style:font-weight-asian="normal" style:font-style-complex="normal" style:font-weight-complex="normal"/>
    </style:style>
    <style:style style:name="P12" style:family="paragraph" style:parent-style-name="Standard">
      <style:text-properties style:text-line-through-style="solid" style:text-line-through-type="single" fo:font-style="normal" fo:font-weight="normal" officeooo:rsid="00912864" officeooo:paragraph-rsid="00a22ff5" style:font-style-asian="normal" style:font-weight-asian="normal" style:font-style-complex="normal" style:font-weight-complex="normal"/>
    </style:style>
    <style:style style:name="P13" style:family="paragraph" style:parent-style-name="Standard">
      <style:text-properties style:text-line-through-style="solid" style:text-line-through-type="single" fo:font-style="normal" fo:font-weight="normal" officeooo:rsid="00912864" officeooo:paragraph-rsid="00a4a943" style:font-style-asian="normal" style:font-weight-asian="normal" style:font-style-complex="normal" style:font-weight-complex="normal"/>
    </style:style>
    <style:style style:name="P14" style:family="paragraph" style:parent-style-name="Standard">
      <style:text-properties style:text-line-through-style="solid" style:text-line-through-type="single" fo:font-style="normal" fo:font-weight="normal" officeooo:rsid="00912864" officeooo:paragraph-rsid="00a54fba" style:font-style-asian="normal" style:font-weight-asian="normal" style:font-style-complex="normal" style:font-weight-complex="normal"/>
    </style:style>
    <style:style style:name="P15" style:family="paragraph" style:parent-style-name="Standard">
      <style:text-properties style:text-line-through-style="solid" style:text-line-through-type="single" fo:font-style="normal" fo:font-weight="normal" officeooo:rsid="00912864" officeooo:paragraph-rsid="00a69fb4" style:font-style-asian="normal" style:font-weight-asian="normal" style:font-style-complex="normal" style:font-weight-complex="normal"/>
    </style:style>
    <style:style style:name="P16" style:family="paragraph" style:parent-style-name="Standard">
      <style:text-properties style:text-line-through-style="solid" style:text-line-through-type="single" fo:font-style="normal" fo:font-weight="normal" officeooo:rsid="00912864" officeooo:paragraph-rsid="00a7fe58" style:font-style-asian="normal" style:font-weight-asian="normal" style:font-style-complex="normal" style:font-weight-complex="normal"/>
    </style:style>
    <style:style style:name="P17" style:family="paragraph" style:parent-style-name="Standard">
      <style:text-properties style:text-line-through-style="solid" style:text-line-through-type="single" fo:font-style="normal" fo:font-weight="normal" officeooo:rsid="00912864" officeooo:paragraph-rsid="00ad4679" style:font-style-asian="normal" style:font-weight-asian="normal" style:font-style-complex="normal" style:font-weight-complex="normal"/>
    </style:style>
    <style:style style:name="P18" style:family="paragraph" style:parent-style-name="Standard">
      <style:text-properties style:text-line-through-style="solid" style:text-line-through-type="single" fo:font-style="italic" fo:font-weight="normal" officeooo:rsid="00912864" officeooo:paragraph-rsid="00a7fe58" style:font-style-asian="italic" style:font-weight-asian="normal" style:font-style-complex="italic" style:font-weight-complex="normal"/>
    </style:style>
    <style:style style:name="P19" style:family="paragraph" style:parent-style-name="Standard">
      <style:text-properties style:text-line-through-style="none" style:text-line-through-type="none" fo:font-weight="normal" officeooo:rsid="001f6ad7" officeooo:paragraph-rsid="001f6ad7" style:font-weight-asian="normal" style:font-weight-complex="normal"/>
    </style:style>
    <style:style style:name="P20" style:family="paragraph" style:parent-style-name="Standard">
      <style:text-properties style:text-line-through-style="none" style:text-line-through-type="none" fo:font-weight="normal" officeooo:rsid="001f6ad7" officeooo:paragraph-rsid="00341105" style:font-weight-asian="normal" style:font-weight-complex="normal"/>
    </style:style>
    <style:style style:name="P21" style:family="paragraph" style:parent-style-name="Standard">
      <style:text-properties style:text-line-through-style="none" style:text-line-through-type="none" fo:font-weight="normal" officeooo:rsid="0020a09c" officeooo:paragraph-rsid="0020a09c" style:font-weight-asian="normal" style:font-weight-complex="normal"/>
    </style:style>
    <style:style style:name="P22" style:family="paragraph" style:parent-style-name="Standard">
      <style:text-properties style:text-line-through-style="none" style:text-line-through-type="none" fo:font-weight="normal" officeooo:rsid="0020a09c" officeooo:paragraph-rsid="003841f2" style:font-weight-asian="normal" style:font-weight-complex="normal"/>
    </style:style>
    <style:style style:name="P23" style:family="paragraph" style:parent-style-name="Standard">
      <style:text-properties style:text-line-through-style="none" style:text-line-through-type="none" fo:font-weight="normal" officeooo:rsid="0020a09c" officeooo:paragraph-rsid="0040755b" style:font-weight-asian="normal" style:font-weight-complex="normal"/>
    </style:style>
    <style:style style:name="P24" style:family="paragraph" style:parent-style-name="Standard">
      <style:text-properties style:text-line-through-style="none" style:text-line-through-type="none" fo:font-weight="normal" officeooo:rsid="0020a09c" officeooo:paragraph-rsid="00460909" style:font-weight-asian="normal" style:font-weight-complex="normal"/>
    </style:style>
    <style:style style:name="P25" style:family="paragraph" style:parent-style-name="Standard">
      <style:text-properties style:text-line-through-style="none" style:text-line-through-type="none" fo:font-weight="normal" officeooo:rsid="0020a09c" officeooo:paragraph-rsid="00616ab7" style:font-weight-asian="normal" style:font-weight-complex="normal"/>
    </style:style>
    <style:style style:name="P26" style:family="paragraph" style:parent-style-name="Standard">
      <style:text-properties style:text-line-through-style="none" style:text-line-through-type="none" fo:font-weight="normal" officeooo:rsid="0028884d" officeooo:paragraph-rsid="0028884d" style:font-weight-asian="normal" style:font-weight-complex="normal"/>
    </style:style>
    <style:style style:name="P27" style:family="paragraph" style:parent-style-name="Standard">
      <style:text-properties style:text-line-through-style="none" style:text-line-through-type="none" fo:font-style="italic" fo:font-weight="normal" officeooo:rsid="0020a09c" officeooo:paragraph-rsid="00616ab7" style:font-style-asian="italic" style:font-weight-asian="normal" style:font-style-complex="italic" style:font-weight-complex="normal"/>
    </style:style>
    <style:style style:name="P28" style:family="paragraph" style:parent-style-name="Standard">
      <style:text-properties style:text-line-through-style="none" style:text-line-through-type="none" fo:font-style="italic" fo:font-weight="normal" officeooo:rsid="0028884d" officeooo:paragraph-rsid="00669bf5" style:font-style-asian="italic" style:font-weight-asian="normal" style:font-style-complex="italic" style:font-weight-complex="normal"/>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font-style-asian="italic" style:font-style-complex="italic"/>
    </style:style>
    <style:style style:name="T3" style:family="text">
      <style:text-properties style:text-line-through-style="none" style:text-line-through-type="none" fo:font-style="italic" officeooo:rsid="006bd854" style:font-style-asian="italic" style:font-style-complex="italic"/>
    </style:style>
    <style:style style:name="T4" style:family="text">
      <style:text-properties style:text-line-through-style="none" style:text-line-through-type="none" fo:font-style="italic" officeooo:rsid="006d67b3" style:font-style-asian="italic" style:font-style-complex="italic"/>
    </style:style>
    <style:style style:name="T5" style:family="text">
      <style:text-properties style:text-line-through-style="none" style:text-line-through-type="none" fo:font-style="italic" officeooo:rsid="007a83ac" style:font-style-asian="italic" style:font-style-complex="italic"/>
    </style:style>
    <style:style style:name="T6" style:family="text">
      <style:text-properties style:text-line-through-style="none" style:text-line-through-type="none" fo:font-style="italic" officeooo:rsid="007c30fa" style:font-style-asian="italic" style:font-style-complex="italic"/>
    </style:style>
    <style:style style:name="T7" style:family="text">
      <style:text-properties style:text-line-through-style="none" style:text-line-through-type="none" fo:font-style="italic" officeooo:rsid="007dcd76" style:font-style-asian="italic" style:font-style-complex="italic"/>
    </style:style>
    <style:style style:name="T8" style:family="text">
      <style:text-properties style:text-line-through-style="none" style:text-line-through-type="none" fo:font-style="italic" officeooo:rsid="007f0b98" style:font-style-asian="italic" style:font-style-complex="italic"/>
    </style:style>
    <style:style style:name="T9" style:family="text">
      <style:text-properties style:text-line-through-style="none" style:text-line-through-type="none" fo:font-style="italic" officeooo:rsid="0080d1be" style:font-style-asian="italic" style:font-style-complex="italic"/>
    </style:style>
    <style:style style:name="T10" style:family="text">
      <style:text-properties style:text-line-through-style="none" style:text-line-through-type="none" fo:font-style="italic" officeooo:rsid="008483da" style:font-style-asian="italic" style:font-style-complex="italic"/>
    </style:style>
    <style:style style:name="T11" style:family="text">
      <style:text-properties style:text-line-through-style="none" style:text-line-through-type="none" fo:font-style="italic" officeooo:rsid="00888771" style:font-style-asian="italic" style:font-style-complex="italic"/>
    </style:style>
    <style:style style:name="T12" style:family="text">
      <style:text-properties style:text-line-through-style="none" style:text-line-through-type="none" fo:font-style="italic" officeooo:rsid="0088b077" style:font-style-asian="italic" style:font-style-complex="italic"/>
    </style:style>
    <style:style style:name="T13" style:family="text">
      <style:text-properties style:text-line-through-style="none" style:text-line-through-type="none" fo:font-style="italic" officeooo:rsid="008b0071" style:font-style-asian="italic" style:font-style-complex="italic"/>
    </style:style>
    <style:style style:name="T14" style:family="text">
      <style:text-properties style:text-line-through-style="none" style:text-line-through-type="none" fo:font-style="italic" officeooo:rsid="008cf9ea" style:font-style-asian="italic" style:font-style-complex="italic"/>
    </style:style>
    <style:style style:name="T15" style:family="text">
      <style:text-properties style:text-line-through-style="none" style:text-line-through-type="none" fo:font-style="italic" officeooo:rsid="008e3870" style:font-style-asian="italic" style:font-style-complex="italic"/>
    </style:style>
    <style:style style:name="T16" style:family="text">
      <style:text-properties style:text-line-through-style="none" style:text-line-through-type="none" fo:font-style="italic" officeooo:rsid="00912864" style:font-style-asian="italic" style:font-style-complex="italic"/>
    </style:style>
    <style:style style:name="T17" style:family="text">
      <style:text-properties style:text-line-through-style="none" style:text-line-through-type="none" fo:font-style="italic" officeooo:rsid="0093afff" style:font-style-asian="italic" style:font-style-complex="italic"/>
    </style:style>
    <style:style style:name="T18" style:family="text">
      <style:text-properties style:text-line-through-style="none" style:text-line-through-type="none" fo:font-style="italic" officeooo:rsid="00974974" style:font-style-asian="italic" style:font-style-complex="italic"/>
    </style:style>
    <style:style style:name="T19" style:family="text">
      <style:text-properties style:text-line-through-style="none" style:text-line-through-type="none" fo:font-style="italic" officeooo:rsid="0097820c" style:font-style-asian="italic" style:font-style-complex="italic"/>
    </style:style>
    <style:style style:name="T20" style:family="text">
      <style:text-properties style:text-line-through-style="none" style:text-line-through-type="none" fo:font-style="italic" officeooo:rsid="0098dafb" style:font-style-asian="italic" style:font-style-complex="italic"/>
    </style:style>
    <style:style style:name="T21" style:family="text">
      <style:text-properties style:text-line-through-style="none" style:text-line-through-type="none" fo:font-style="italic" officeooo:rsid="009dc5c6" style:font-style-asian="italic" style:font-style-complex="italic"/>
    </style:style>
    <style:style style:name="T22" style:family="text">
      <style:text-properties style:text-line-through-style="none" style:text-line-through-type="none" fo:font-style="italic" officeooo:rsid="00a22ff5" style:font-style-asian="italic" style:font-style-complex="italic"/>
    </style:style>
    <style:style style:name="T23" style:family="text">
      <style:text-properties style:text-line-through-style="none" style:text-line-through-type="none" fo:font-style="italic" officeooo:rsid="00a326ef" style:font-style-asian="italic" style:font-style-complex="italic"/>
    </style:style>
    <style:style style:name="T24" style:family="text">
      <style:text-properties style:text-line-through-style="none" style:text-line-through-type="none" fo:font-style="italic" officeooo:rsid="00a4a943" style:font-style-asian="italic" style:font-style-complex="italic"/>
    </style:style>
    <style:style style:name="T25" style:family="text">
      <style:text-properties style:text-line-through-style="none" style:text-line-through-type="none" fo:font-style="italic" officeooo:rsid="00a54fba" style:font-style-asian="italic" style:font-style-complex="italic"/>
    </style:style>
    <style:style style:name="T26" style:family="text">
      <style:text-properties style:text-line-through-style="none" style:text-line-through-type="none" fo:font-style="italic" officeooo:rsid="00a69fb4" style:font-style-asian="italic" style:font-style-complex="italic"/>
    </style:style>
    <style:style style:name="T27" style:family="text">
      <style:text-properties style:text-line-through-style="none" style:text-line-through-type="none" fo:font-style="italic" officeooo:rsid="00a8cb0e" style:font-style-asian="italic" style:font-style-complex="italic"/>
    </style:style>
    <style:style style:name="T28" style:family="text">
      <style:text-properties style:text-line-through-style="none" style:text-line-through-type="none" fo:font-style="italic" officeooo:rsid="00ad4679" style:font-style-asian="italic" style:font-style-complex="italic"/>
    </style:style>
    <style:style style:name="T29" style:family="text">
      <style:text-properties style:text-line-through-style="none" style:text-line-through-type="none" fo:font-style="italic" officeooo:rsid="00ad7c75" style:font-style-asian="italic" style:font-style-complex="italic"/>
    </style:style>
    <style:style style:name="T30" style:family="text">
      <style:text-properties style:text-line-through-style="none" style:text-line-through-type="none" fo:font-style="italic" officeooo:rsid="00af8882" style:font-style-asian="italic" style:font-style-complex="italic"/>
    </style:style>
    <style:style style:name="T31" style:family="text">
      <style:text-properties style:text-line-through-style="none" style:text-line-through-type="none" fo:font-style="normal" officeooo:rsid="006bd854" style:font-style-asian="normal" style:font-style-complex="normal"/>
    </style:style>
    <style:style style:name="T32" style:family="text">
      <style:text-properties style:text-line-through-style="none" style:text-line-through-type="none" fo:font-style="normal" officeooo:rsid="006d67b3" style:font-style-asian="normal" style:font-style-complex="normal"/>
    </style:style>
    <style:style style:name="T33" style:family="text">
      <style:text-properties style:text-line-through-style="none" style:text-line-through-type="none" officeooo:rsid="006bd854"/>
    </style:style>
    <style:style style:name="T34" style:family="text">
      <style:text-properties style:text-line-through-style="none" style:text-line-through-type="none" officeooo:rsid="006d67b3"/>
    </style:style>
    <style:style style:name="T35" style:family="text">
      <style:text-properties style:text-line-through-style="none" style:text-line-through-type="none" officeooo:rsid="0072907f"/>
    </style:style>
    <style:style style:name="T36" style:family="text">
      <style:text-properties style:text-line-through-style="none" style:text-line-through-type="none" officeooo:rsid="0073fad8"/>
    </style:style>
    <style:style style:name="T37" style:family="text">
      <style:text-properties style:text-line-through-style="none" style:text-line-through-type="none" officeooo:rsid="0075a8b6"/>
    </style:style>
    <style:style style:name="T38" style:family="text">
      <style:text-properties style:text-line-through-style="none" style:text-line-through-type="none" officeooo:rsid="0078b6a0"/>
    </style:style>
    <style:style style:name="T39" style:family="text">
      <style:text-properties style:text-line-through-style="none" style:text-line-through-type="none" officeooo:rsid="007a83ac"/>
    </style:style>
    <style:style style:name="T40" style:family="text">
      <style:text-properties style:text-line-through-style="none" style:text-line-through-type="none" officeooo:rsid="007c30fa"/>
    </style:style>
    <style:style style:name="T41" style:family="text">
      <style:text-properties style:text-line-through-style="none" style:text-line-through-type="none" officeooo:rsid="007dcd76"/>
    </style:style>
    <style:style style:name="T42" style:family="text">
      <style:text-properties style:text-line-through-style="none" style:text-line-through-type="none" officeooo:rsid="007f0b98"/>
    </style:style>
    <style:style style:name="T43" style:family="text">
      <style:text-properties style:text-line-through-style="none" style:text-line-through-type="none" officeooo:rsid="0080d1be"/>
    </style:style>
    <style:style style:name="T44" style:family="text">
      <style:text-properties style:text-line-through-style="none" style:text-line-through-type="none" officeooo:rsid="00835372"/>
    </style:style>
    <style:style style:name="T45" style:family="text">
      <style:text-properties style:text-line-through-style="none" style:text-line-through-type="none" officeooo:rsid="008483da"/>
    </style:style>
    <style:style style:name="T46" style:family="text">
      <style:text-properties style:text-line-through-style="none" style:text-line-through-type="none" officeooo:rsid="0088655a"/>
    </style:style>
    <style:style style:name="T47" style:family="text">
      <style:text-properties style:text-line-through-style="none" style:text-line-through-type="none" officeooo:rsid="00888771"/>
    </style:style>
    <style:style style:name="T48" style:family="text">
      <style:text-properties style:text-line-through-style="none" style:text-line-through-type="none" officeooo:rsid="0088b077"/>
    </style:style>
    <style:style style:name="T49" style:family="text">
      <style:text-properties style:text-line-through-style="none" style:text-line-through-type="none" officeooo:rsid="0089c34a"/>
    </style:style>
    <style:style style:name="T50" style:family="text">
      <style:text-properties style:text-line-through-style="none" style:text-line-through-type="none" officeooo:rsid="008b0071"/>
    </style:style>
    <style:style style:name="T51" style:family="text">
      <style:text-properties style:text-line-through-style="none" style:text-line-through-type="none" officeooo:rsid="008cf9ea"/>
    </style:style>
    <style:style style:name="T52" style:family="text">
      <style:text-properties style:text-line-through-style="none" style:text-line-through-type="none" officeooo:rsid="008e3870"/>
    </style:style>
    <style:style style:name="T53" style:family="text">
      <style:text-properties style:text-line-through-style="none" style:text-line-through-type="none" officeooo:rsid="00912864"/>
    </style:style>
    <style:style style:name="T54" style:family="text">
      <style:text-properties style:text-line-through-style="none" style:text-line-through-type="none" officeooo:rsid="0093afff"/>
    </style:style>
    <style:style style:name="T55" style:family="text">
      <style:text-properties style:text-line-through-style="none" style:text-line-through-type="none" officeooo:rsid="0093e9ae"/>
    </style:style>
    <style:style style:name="T56" style:family="text">
      <style:text-properties style:text-line-through-style="none" style:text-line-through-type="none" officeooo:rsid="00967afe"/>
    </style:style>
    <style:style style:name="T57" style:family="text">
      <style:text-properties style:text-line-through-style="none" style:text-line-through-type="none" officeooo:rsid="00974974"/>
    </style:style>
    <style:style style:name="T58" style:family="text">
      <style:text-properties style:text-line-through-style="none" style:text-line-through-type="none" officeooo:rsid="0098dafb"/>
    </style:style>
    <style:style style:name="T59" style:family="text">
      <style:text-properties style:text-line-through-style="none" style:text-line-through-type="none" officeooo:rsid="009a36e3"/>
    </style:style>
    <style:style style:name="T60" style:family="text">
      <style:text-properties style:text-line-through-style="none" style:text-line-through-type="none" officeooo:rsid="009bbfb9"/>
    </style:style>
    <style:style style:name="T61" style:family="text">
      <style:text-properties style:text-line-through-style="none" style:text-line-through-type="none" officeooo:rsid="009c1580"/>
    </style:style>
    <style:style style:name="T62" style:family="text">
      <style:text-properties style:text-line-through-style="none" style:text-line-through-type="none" officeooo:rsid="009dc5c6"/>
    </style:style>
    <style:style style:name="T63" style:family="text">
      <style:text-properties style:text-line-through-style="none" style:text-line-through-type="none" officeooo:rsid="00a0ab92"/>
    </style:style>
    <style:style style:name="T64" style:family="text">
      <style:text-properties style:text-line-through-style="none" style:text-line-through-type="none" officeooo:rsid="00a22ff5"/>
    </style:style>
    <style:style style:name="T65" style:family="text">
      <style:text-properties style:text-line-through-style="none" style:text-line-through-type="none" officeooo:rsid="00a30271"/>
    </style:style>
    <style:style style:name="T66" style:family="text">
      <style:text-properties style:text-line-through-style="none" style:text-line-through-type="none" officeooo:rsid="00a326ef"/>
    </style:style>
    <style:style style:name="T67" style:family="text">
      <style:text-properties style:text-line-through-style="none" style:text-line-through-type="none" officeooo:rsid="00a42a84"/>
    </style:style>
    <style:style style:name="T68" style:family="text">
      <style:text-properties style:text-line-through-style="none" style:text-line-through-type="none" officeooo:rsid="00a4a943"/>
    </style:style>
    <style:style style:name="T69" style:family="text">
      <style:text-properties style:text-line-through-style="none" style:text-line-through-type="none" officeooo:rsid="00a54fba"/>
    </style:style>
    <style:style style:name="T70" style:family="text">
      <style:text-properties style:text-line-through-style="none" style:text-line-through-type="none" officeooo:rsid="00a69fb4"/>
    </style:style>
    <style:style style:name="T71" style:family="text">
      <style:text-properties style:text-line-through-style="none" style:text-line-through-type="none" officeooo:rsid="00a7fe58"/>
    </style:style>
    <style:style style:name="T72" style:family="text">
      <style:text-properties style:text-line-through-style="none" style:text-line-through-type="none" officeooo:rsid="00a8afac"/>
    </style:style>
    <style:style style:name="T73" style:family="text">
      <style:text-properties style:text-line-through-style="none" style:text-line-through-type="none" officeooo:rsid="00a8cb0e"/>
    </style:style>
    <style:style style:name="T74" style:family="text">
      <style:text-properties style:text-line-through-style="none" style:text-line-through-type="none" officeooo:rsid="00ab4c1f"/>
    </style:style>
    <style:style style:name="T75" style:family="text">
      <style:text-properties style:text-line-through-style="none" style:text-line-through-type="none" officeooo:rsid="00ab7aec"/>
    </style:style>
    <style:style style:name="T76" style:family="text">
      <style:text-properties style:text-line-through-style="none" style:text-line-through-type="none" officeooo:rsid="00ad4679"/>
    </style:style>
    <style:style style:name="T77" style:family="text">
      <style:text-properties style:text-line-through-style="none" style:text-line-through-type="none" officeooo:rsid="00ad7c75"/>
    </style:style>
    <style:style style:name="T78" style:family="text">
      <style:text-properties style:text-line-through-style="none" style:text-line-through-type="none" officeooo:rsid="00ade18e"/>
    </style:style>
    <style:style style:name="T79" style:family="text">
      <style:text-properties style:text-line-through-style="none" style:text-line-through-type="none" officeooo:rsid="00af8882"/>
    </style:style>
    <style:style style:name="T80" style:family="text">
      <style:text-properties fo:font-style="italic" style:font-style-asian="italic" style:font-style-complex="italic"/>
    </style:style>
    <style:style style:name="T81" style:family="text">
      <style:text-properties fo:font-style="italic" officeooo:rsid="002b7397" style:font-style-asian="italic" style:font-style-complex="italic"/>
    </style:style>
    <style:style style:name="T82" style:family="text">
      <style:text-properties fo:font-style="italic" officeooo:rsid="002e13da" style:font-style-asian="italic" style:font-style-complex="italic"/>
    </style:style>
    <style:style style:name="T83" style:family="text">
      <style:text-properties fo:font-style="italic" style:text-underline-style="none" style:font-style-asian="italic" style:font-style-complex="italic"/>
    </style:style>
    <style:style style:name="T84" style:family="text">
      <style:text-properties fo:font-style="italic" style:text-underline-style="none" officeooo:rsid="002480e6" style:font-style-asian="italic" style:font-style-complex="italic"/>
    </style:style>
    <style:style style:name="T85" style:family="text">
      <style:text-properties fo:font-style="italic" style:text-underline-style="none" officeooo:rsid="0026c283" style:font-style-asian="italic" style:font-style-complex="italic"/>
    </style:style>
    <style:style style:name="T86" style:family="text">
      <style:text-properties fo:font-style="italic" style:text-underline-style="none" officeooo:rsid="00541a89" style:font-style-asian="italic" style:font-style-complex="italic"/>
    </style:style>
    <style:style style:name="T87" style:family="text">
      <style:text-properties fo:font-style="italic" style:text-underline-style="none" officeooo:rsid="006b616d" style:font-style-asian="italic" style:font-style-complex="italic"/>
    </style:style>
    <style:style style:name="T88" style:family="text">
      <style:text-properties fo:font-style="italic" style:text-underline-style="none" officeooo:rsid="006bd854"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weight="normal" style:font-weight-asian="normal" style:font-weight-complex="normal"/>
    </style:style>
    <style:style style:name="T91" style:family="text">
      <style:text-properties style:text-underline-style="none"/>
    </style:style>
    <style:style style:name="T92" style:family="text">
      <style:text-properties style:text-underline-style="none" officeooo:rsid="0020a09c"/>
    </style:style>
    <style:style style:name="T93" style:family="text">
      <style:text-properties style:text-underline-style="none" officeooo:rsid="00228e7c"/>
    </style:style>
    <style:style style:name="T94" style:family="text">
      <style:text-properties style:text-underline-style="none" officeooo:rsid="002480e6"/>
    </style:style>
    <style:style style:name="T95" style:family="text">
      <style:text-properties style:text-underline-style="none" officeooo:rsid="00256bc2"/>
    </style:style>
    <style:style style:name="T96" style:family="text">
      <style:text-properties style:text-underline-style="none" officeooo:rsid="0026c283"/>
    </style:style>
    <style:style style:name="T97" style:family="text">
      <style:text-properties style:text-underline-style="none" officeooo:rsid="00374ebc"/>
    </style:style>
    <style:style style:name="T98" style:family="text">
      <style:text-properties style:text-underline-style="none" officeooo:rsid="00389bed"/>
    </style:style>
    <style:style style:name="T99" style:family="text">
      <style:text-properties style:text-underline-style="none" officeooo:rsid="003a5f3a"/>
    </style:style>
    <style:style style:name="T100" style:family="text">
      <style:text-properties style:text-underline-style="none" officeooo:rsid="003b2d14"/>
    </style:style>
    <style:style style:name="T101" style:family="text">
      <style:text-properties style:text-underline-style="none" officeooo:rsid="003c3a25"/>
    </style:style>
    <style:style style:name="T102" style:family="text">
      <style:text-properties style:text-underline-style="none" officeooo:rsid="003c7980"/>
    </style:style>
    <style:style style:name="T103" style:family="text">
      <style:text-properties style:text-underline-style="none" officeooo:rsid="003d5153"/>
    </style:style>
    <style:style style:name="T104" style:family="text">
      <style:text-properties style:text-underline-style="none" officeooo:rsid="003e2b1a"/>
    </style:style>
    <style:style style:name="T105" style:family="text">
      <style:text-properties style:text-underline-style="none" officeooo:rsid="0040e0e0"/>
    </style:style>
    <style:style style:name="T106" style:family="text">
      <style:text-properties style:text-underline-style="none" officeooo:rsid="00411c79"/>
    </style:style>
    <style:style style:name="T107" style:family="text">
      <style:text-properties style:text-underline-style="none" officeooo:rsid="00415c87"/>
    </style:style>
    <style:style style:name="T108" style:family="text">
      <style:text-properties style:text-underline-style="none" officeooo:rsid="00454244"/>
    </style:style>
    <style:style style:name="T109" style:family="text">
      <style:text-properties style:text-underline-style="none" officeooo:rsid="00462541"/>
    </style:style>
    <style:style style:name="T110" style:family="text">
      <style:text-properties style:text-underline-style="none" officeooo:rsid="0047288c"/>
    </style:style>
    <style:style style:name="T111" style:family="text">
      <style:text-properties style:text-underline-style="none" officeooo:rsid="0047a919"/>
    </style:style>
    <style:style style:name="T112" style:family="text">
      <style:text-properties style:text-underline-style="none" officeooo:rsid="004a3fea"/>
    </style:style>
    <style:style style:name="T113" style:family="text">
      <style:text-properties style:text-underline-style="none" officeooo:rsid="004b0803"/>
    </style:style>
    <style:style style:name="T114" style:family="text">
      <style:text-properties style:text-underline-style="none" officeooo:rsid="004ba2e6"/>
    </style:style>
    <style:style style:name="T115" style:family="text">
      <style:text-properties style:text-underline-style="none" officeooo:rsid="004d4113"/>
    </style:style>
    <style:style style:name="T116" style:family="text">
      <style:text-properties style:text-underline-style="none" officeooo:rsid="004e56d1"/>
    </style:style>
    <style:style style:name="T117" style:family="text">
      <style:text-properties style:text-underline-style="none" officeooo:rsid="004ed4ea"/>
    </style:style>
    <style:style style:name="T118" style:family="text">
      <style:text-properties style:text-underline-style="none" officeooo:rsid="004f5162"/>
    </style:style>
    <style:style style:name="T119" style:family="text">
      <style:text-properties style:text-underline-style="none" officeooo:rsid="00516a50"/>
    </style:style>
    <style:style style:name="T120" style:family="text">
      <style:text-properties style:text-underline-style="none" officeooo:rsid="0051fd23"/>
    </style:style>
    <style:style style:name="T121" style:family="text">
      <style:text-properties style:text-underline-style="none" officeooo:rsid="00526cbb"/>
    </style:style>
    <style:style style:name="T122" style:family="text">
      <style:text-properties style:text-underline-style="none" officeooo:rsid="00541a89"/>
    </style:style>
    <style:style style:name="T123" style:family="text">
      <style:text-properties style:text-underline-style="none" officeooo:rsid="0058ae35"/>
    </style:style>
    <style:style style:name="T124" style:family="text">
      <style:text-properties style:text-underline-style="none" officeooo:rsid="0059b1db"/>
    </style:style>
    <style:style style:name="T125" style:family="text">
      <style:text-properties style:text-underline-style="none" officeooo:rsid="005ae53c"/>
    </style:style>
    <style:style style:name="T126" style:family="text">
      <style:text-properties style:text-underline-style="none" officeooo:rsid="005cb168"/>
    </style:style>
    <style:style style:name="T127" style:family="text">
      <style:text-properties style:text-underline-style="none" officeooo:rsid="005e1613"/>
    </style:style>
    <style:style style:name="T128" style:family="text">
      <style:text-properties style:text-underline-style="none" officeooo:rsid="00677995"/>
    </style:style>
    <style:style style:name="T129" style:family="text">
      <style:text-properties style:text-underline-style="none" officeooo:rsid="00696424"/>
    </style:style>
    <style:style style:name="T130" style:family="text">
      <style:text-properties style:text-underline-style="none" officeooo:rsid="006b616d"/>
    </style:style>
    <style:style style:name="T131" style:family="text">
      <style:text-properties style:text-underline-style="none" officeooo:rsid="006bd854"/>
    </style:style>
    <style:style style:name="T132" style:family="text">
      <style:text-properties fo:font-style="normal" style:font-style-asian="normal" style:font-style-complex="normal"/>
    </style:style>
    <style:style style:name="T133" style:family="text">
      <style:text-properties fo:font-style="normal" style:text-underline-style="none" officeooo:rsid="006bd854" style:font-style-asian="normal" style:font-style-complex="normal"/>
    </style:style>
    <style:style style:name="T134" style:family="text">
      <style:text-properties fo:font-style="normal" style:text-underline-style="none" officeooo:rsid="006b616d"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ext:tab/>Un beau matin,je me suis réveillé et soudain,Emma frappa à la porte,Emma c’est mon docteur,mais je la considère comme amie.</text:p>
      <text:p text:style-name="P1"/>
      <text:p text:style-name="P1"><text:s/>- <text:span text:style-name="T90">Je pense que t’as quelque <text:s/>chose à me raconter, </text:span><text:span text:style-name="T89">dit Emma. Je savais de quoi elle p</text:span><text:span text:style-name="T80">arlait mais je faisais semblant de ne rien <text:s/>comprendre.</text:span></text:p>
      <text:p text:style-name="P1">- Écoute Sam, je suis ton amie plus qu’un docteur, et saches que tu peux me faire confiance et me raconter tous. Alors comment ça se faite que tu te trouves ici ? <text:span text:style-name="T80">Demanda Emma.</text:span></text:p>
      <text:p text:style-name="P19">-D’ accord,je vais tous te raconter mais assis-toi d’abord .<text:span text:style-name="T132">Mon histoire commence depuis la visite de la maison hantée à Madrid, </text:span><text:span text:style-name="T81">Dis-je.</text:span></text:p>
      <text:p text:style-name="P19">-Attends! Attends! Quelle maison hantée? Et avec qui tu l’as visitée et quand? <text:span text:style-name="T80">Demanda Emm</text:span><text:span text:style-name="T82">a.</text:span></text:p>
      <text:p text:style-name="P19"><text:span text:style-name="T91">-T’inquiète! Je ne raterai aucun événement. </text:span><text:span text:style-name="T83">Dis-je.</text:span></text:p>
      <text:p text:style-name="P19"><text:span text:style-name="T91">-Vas-y, je suis impatiente! </text:span><text:span text:style-name="T83">Dit Emma.</text:span></text:p>
      <text:p text:style-name="P20"><text:span text:style-name="T92"/></text:p>
      <text:p text:style-name="P20"><text:span text:style-name="T92"><text:tab/>Assis tranquille, j’avais pris mon journal et comme toujours des jeunes mouraient dans une maison hantée. C’est ce qu’ils disaient. Moi, j’habitais avec ma sœur, car mes parents vivaient dans une autre ville. C’était ma dernière année au lycée. </text:span><text:span text:style-name="T97">Après</text:span><text:span text:style-name="T92"> </text:span><text:span text:style-name="T97">l’arrivée</text:span><text:span text:style-name="T92"> de Scarle, je ne suis plus le populaire du lycée. Nous </text:span><text:span text:style-name="T97">étions</text:span><text:span text:style-name="T92"> tous dans la </text:span><text:span text:style-name="T97">même </text:span><text:span text:style-name="T92">classe, Scarle, Anna, Asuna, Jack et moi.</text:span></text:p>
      <text:p text:style-name="P22"><text:span text:style-name="T91"><text:s/><text:tab/></text:span></text:p>
      <text:p text:style-name="P22"><text:span text:style-name="T91"><text:tab/>Scarle faisait partie de notre groupe, mais il nous avait quitter, car il </text:span><text:span text:style-name="T98">était</text:span><text:span text:style-name="T91"> devenu </text:span><text:span text:style-name="T98">égoïste</text:span><text:span text:style-name="T91"> et hautain.</text:span></text:p>
      <text:p text:style-name="P21"><text:span text:style-name="T91">Il </text:span><text:span text:style-name="T99">était</text:span><text:span text:style-name="T91"> 7h00, encore ma sœur qui </text:span><text:span text:style-name="T99">m’appelait</text:span><text:span text:style-name="T91">:</text:span></text:p>
      <text:p text:style-name="P21"><text:span text:style-name="T91">- </text:span><text:span text:style-name="T93">Sam! Viens! Anna t’attend, fait vite, et n’oublie pas de prendre ton petit </text:span><text:span text:style-name="T100">déjeuner</text:span><text:span text:style-name="T93"> avant de sortir!</text:span></text:p>
      <text:p text:style-name="P21"><text:span text:style-name="T93"/></text:p>
      <text:p text:style-name="P21"><text:span text:style-name="T93"><text:tab/></text:span><text:span text:style-name="T94">Je descendai</text:span><text:span text:style-name="T101">s</text:span><text:span text:style-name="T94">, et j’</text:span><text:span text:style-name="T101">apercevais</text:span><text:span text:style-name="T94"> Anna entrain de rigo</text:span><text:span text:style-name="T102">l</text:span><text:span text:style-name="T94">er, je lui ai demander:</text:span></text:p>
      <text:p text:style-name="P21"><text:span text:style-name="T94">- Quoi? qu est qu il arrive?</text:span></text:p>
      <text:p text:style-name="P21"><text:span text:style-name="T94">- </text:span><text:span text:style-name="T103">haha</text:span><text:span text:style-name="T94">! Tu peux croire que les gens meurent a cause d une maison </text:span><text:span text:style-name="T104">ha</text:span><text:span text:style-name="T94">nt</text:span><text:span text:style-name="T104">é</text:span><text:span text:style-name="T94">? Non mais c’est dingue! </text:span><text:span text:style-name="T84">dit Anna.</text:span></text:p>
      <text:p text:style-name="P23"><text:span text:style-name="T94"><text:tab/></text:span></text:p>
      <text:p text:style-name="P23"><text:span text:style-name="T94"><text:tab/>À </text:span><text:span text:style-name="T105">l’arrivée</text:span><text:span text:style-name="T94"> au </text:span><text:span text:style-name="T105">lycée</text:span><text:span text:style-name="T94">, nous </text:span><text:span text:style-name="T106">étions</text:span><text:span text:style-name="T94"> </text:span><text:span text:style-name="T106">réunit</text:span><text:span text:style-name="T94"> nous les quatre pour parler de notre aventure, la </text:span><text:span text:style-name="T106">découverte</text:span><text:span text:style-name="T94"> de la maison h</text:span><text:span text:style-name="T106">a</text:span><text:span text:style-name="T94">nt</text:span><text:span text:style-name="T106">é</text:span><text:span text:style-name="T94">. Alors, nous nous </text:span><text:span text:style-name="T106">ét</text:span><text:span text:style-name="T94">ions mit d’a</text:span><text:span text:style-name="T106">c</text:span><text:span text:style-name="T94">cord de partir ce soir l</text:span><text:span text:style-name="T107">à</text:span><text:span text:style-name="T94">.</text:span></text:p>
      <text:p text:style-name="P24"><text:span text:style-name="T94"><text:tab/></text:span></text:p>
      <text:p text:style-name="P24"><text:span text:style-name="T94"><text:tab/>À 12h, chemin f</text:span><text:span text:style-name="T108">ai</text:span><text:span text:style-name="T94">sant, la voiture </text:span><text:span text:style-name="T109">s’arrêta</text:span><text:span text:style-name="T94"> au milieu de la for</text:span><text:span text:style-name="T110">ê</text:span><text:span text:style-name="T94">t et ne marcha plus. Nous nous pouvions pas voir la maison sauf qu il </text:span><text:span text:style-name="T111">é</text:span><text:span text:style-name="T94">tait t</text:span><text:span text:style-name="T111">r</text:span><text:span text:style-name="T113">è</text:span><text:span text:style-name="T111">s</text:span><text:span text:style-name="T94"> horrible et </text:span><text:span text:style-name="T111">effrayantes</text:span><text:span text:style-name="T94">. Nous n’avions aucune solution de traverser la foret a pied c’</text:span><text:span text:style-name="T112">é</text:span><text:span text:style-name="T94">tait le </text:span><text:span text:style-name="T113">moment</text:span><text:span text:style-name="T94"> au tout a commencer…</text:span></text:p>
      <text:p text:style-name="P24"><text:span text:style-name="T94"/></text:p>
      <text:p text:style-name="P24"><text:span text:style-name="T94"/></text:p>
      <text:p text:style-name="P21"><text:soft-page-break/><text:span text:style-name="T94"><text:tab/></text:span><text:span text:style-name="T95">Nous avions vu quelqu’un s’infiltre</text:span><text:span text:style-name="T114">r</text:span><text:span text:style-name="T95"> a la maison, il </text:span><text:span text:style-name="T114">ressembl</text:span><text:span text:style-name="T115">ait</text:span><text:span text:style-name="T95"> </text:span><text:span text:style-name="T115">à</text:span><text:span text:style-name="T95"> Scarle, mais nous </text:span><text:span text:style-name="T115">n’étions</text:span><text:span text:style-name="T95"> pas </text:span><text:span text:style-name="T116">très</text:span><text:span text:style-name="T95"> s</text:span><text:span text:style-name="T116">û</text:span><text:span text:style-name="T95">r, donc nous avions pri</text:span><text:span text:style-name="T117">s</text:span><text:span text:style-name="T95"> la </text:span><text:span text:style-name="T117">décision</text:span><text:span text:style-name="T95"> vers lui. Nous savions bien que la personne qui </text:span><text:span text:style-name="T118">était</text:span><text:span text:style-name="T95"> entrer </text:span><text:span text:style-name="T118">n’était</text:span><text:span text:style-name="T95"> pas assez stupide pour laisser la porte ouverte </text:span><text:span text:style-name="T118">derrière</text:span><text:span text:style-name="T95"> elle, alors nous avions utilis</text:span><text:span text:style-name="T118">é</text:span><text:span text:style-name="T95"> </text:span><text:span text:style-name="T118">l</text:span><text:span text:style-name="T95">a cave comme astuce pour la capter.</text:span></text:p>
      <text:p text:style-name="P21"><text:span text:style-name="T95"/></text:p>
      <text:p text:style-name="P21"><text:span text:style-name="T95"><text:tab/>À</text:span><text:span text:style-name="T96"> </text:span><text:span text:style-name="T119">l’entrée</text:span><text:span text:style-name="T96"> nous avions entendu un bruit vena</text:span><text:span text:style-name="T119">n</text:span><text:span text:style-name="T96">t de la cuisine, mais </text:span><text:span text:style-name="T119">malheureusement</text:span><text:span text:style-name="T96"> Asuna avait casser un grand vase qui se trouvait devant la porte de la cuisine. Cet inconnu avait tourner la </text:span><text:span text:style-name="T119">tête</text:span><text:span text:style-name="T96">, nous attendions tous ce moment c’</text:span><text:span text:style-name="T119">é</text:span><text:span text:style-name="T96">tait lui Scarle.</text:span></text:p>
      <text:p text:style-name="P21"><text:span text:style-name="T96">- <text:s/></text:span><text:span text:style-name="T120">M</text:span><text:span text:style-name="T96">ais, qu’</text:span><text:span text:style-name="T121">est</text:span><text:span text:style-name="T96"> ce que tu fait ici toi? </text:span><text:span text:style-name="T85">demandais je.</text:span></text:p>
      <text:p text:style-name="P21"><text:span text:style-name="T96">- Emm, mm, je …. j ai passe et… et… et .</text:span><text:span text:style-name="T121">répond</text:span><text:span text:style-name="T96"> il en stressant.</text:span></text:p>
      <text:p text:style-name="P21"><text:span text:style-name="T96">- Qu’</text:span><text:span text:style-name="T121">est</text:span><text:span text:style-name="T96"> ce que t’as? </text:span><text:span text:style-name="T121">P</text:span><text:span text:style-name="T96">ourquoi tu es stress</text:span><text:span text:style-name="T121">é?</text:span><text:span text:style-name="T96"> Est ce qu il y a q</text:span><text:span text:style-name="T121">ue</text:span><text:span text:style-name="T96">lqu</text:span><text:span text:style-name="T121">e</text:span><text:span text:style-name="T96"> chose? </text:span><text:span text:style-name="T85">Demanda</text:span><text:span text:style-name="T86">is</text:span><text:span text:style-name="T85"> je.</text:span></text:p>
      <text:p text:style-name="P25"><text:span text:style-name="T96">-Non , il n y a rien , je vais sortir , je vais partir … Nous vous </text:span><text:span text:style-name="T122">inquiétez</text:span><text:span text:style-name="T96"> pas ...</text:span><text:span text:style-name="T85">dit Scarle.</text:span></text:p>
      <text:p text:style-name="P27"><text:span text:style-name="T96">J’avais un doute que Scarle faisait quelque chose, nous voulions tous savoir qu’elle </text:span><text:span text:style-name="T123">était</text:span><text:span text:style-name="T96"> la relation de Scarle avec cette maison mais il </text:span><text:span text:style-name="T123">était</text:span><text:span text:style-name="T96"> déjà sortit Jack </text:span><text:span text:style-name="T124">était</text:span><text:span text:style-name="T96"> entrer dans la cuisine pour voir si il y avait de la </text:span><text:span text:style-name="T125">nourriture</text:span><text:span text:style-name="T96"> mais il </text:span><text:span text:style-name="T126">apercevait</text:span><text:span text:style-name="T96"> un sac </text:span><text:span text:style-name="T126">à</text:span><text:span text:style-name="T96"> dos par terre. Et c’</text:span><text:span text:style-name="T127">é</text:span><text:span text:style-name="T96">tait celui de Scarle.</text:span></text:p>
      <text:p text:style-name="P21"><text:span text:style-name="T96">- Venez! Venez voir ce que j’ai trouve dans le sac a dos de Scarle!</text:span><text:span text:style-name="T85"> dit Jack.</text:span></text:p>
      <text:p text:style-name="P21"><text:span text:style-name="T96">- Quoi? Scarle avait un sac a dos , et il l’a laisse? </text:span><text:span text:style-name="T85">Dit Anna.</text:span></text:p>
      <text:p text:style-name="P28"><text:span text:style-name="T91">Asuna </text:span><text:span text:style-name="T128">Commença</text:span><text:span text:style-name="T91"> de chercher dans le sac a dos, mais Jack avait déjà ce qu on cherchait dans ces mains. </text:span><text:span text:style-name="T128">C’était</text:span><text:span text:style-name="T91"> les photos de chaque </text:span><text:span text:style-name="T129">pièce</text:span><text:span text:style-name="T91"> dans la maison prise par Scarle.</text:span></text:p>
      <text:p text:style-name="P26"><text:span text:style-name="T91">- Ne toucher pas a mes affaires!</text:span><text:span text:style-name="T83"> Dit Scarle</text:span><text:span text:style-name="T91">, </text:span><text:span text:style-name="T129">derrière</text:span><text:span text:style-name="T91"> nous.</text:span></text:p>
      <text:p text:style-name="P21"><text:span text:style-name="T96">- </text:span><text:span text:style-name="T130">Pourquoi t’es encore là? </text:span><text:span text:style-name="T87">Demandais-je.</text:span></text:p>
      <text:p text:style-name="P21"><text:span text:style-name="T134">- Ça nous vous regarde pas, donner moi mes affaires? </text:span><text:span text:style-name="T87">Dit Scarle.</text:span></text:p>
      <text:p text:style-name="P21"><text:span text:style-name="T134">- </text:span><text:span text:style-name="T133">Non, tu ne vas pas quitter cette maison.</text:span><text:span text:style-name="T88"> Dit Jack.</text:span></text:p>
      <text:p text:style-name="P21"><text:span text:style-name="T93">- </text:span><text:span text:style-name="T131">Bah! De toutes façons je n’ai aucune solution que de rester avec vous, car ma voiture et en panne, mais j’ai une bonne idée. </text:span><text:span text:style-name="T88">Dit Scarle.</text:span></text:p>
      <text:p text:style-name="P2"><text:span text:style-name="T1">- </text:span><text:span text:style-name="T33">Est laquelle? </text:span><text:span text:style-name="T3">Dit Asuna.</text:span></text:p>
      <text:p text:style-name="P2"><text:span text:style-name="T3">-</text:span><text:span text:style-name="T31"> Je vous propose de jouer un jeu «</text:span><text:span text:style-name="T32">OUIJA». </text:span><text:span text:style-name="T4">Dit Scarle d’un aire peureux.</text:span></text:p>
      <text:p text:style-name="P2"><text:span text:style-name="T4">- </text:span><text:span text:style-name="T32">Pff «OUIJA»?</text:span><text:span text:style-name="T4"> S’interroge Asuna.</text:span></text:p>
      <text:p text:style-name="P2"><text:span text:style-name="T4">- </text:span><text:span text:style-name="T32">Ouiiii</text:span><text:span text:style-name="T4">. Dit Scarle.</text:span></text:p>
      <text:p text:style-name="P3"><text:span text:style-name="T34"/></text:p>
      <text:p text:style-name="P3"><text:span text:style-name="T34"><text:tab/>S</text:span><text:span text:style-name="T1">carle posa «OUIJA» bord sur la table du salon, entouré par des chaises, c’était une planche sur laquelle apparaissaient des lettres de l’alphabet latin,de dix chiffres Arabes, ainsi que les termes «oui», «non», «Au revoir», avec une goutte triangulaire au fond se trouvait un œil, Scarle avait expliquer les étapes du jeu.</text:span></text:p>
      <text:p text:style-name="P3"><text:span text:style-name="T1"/></text:p>
      <text:p text:style-name="P3"><text:span text:style-name="T1"><text:tab/></text:span><text:span text:style-name="T35">Un moment plus tard, nous étions entrain de jouer et nous avons entendu un bruit trop bizarre venant du plafond. </text:span><text:span text:style-name="T36">C’était la deuxième fois que nous entendions <text:s/>le même bruit. </text:span><text:span text:style-name="T37">Soudain, j’avais prit la goutte pour voir ce qu’il se trouvait dedans.</text:span></text:p>
      <text:p text:style-name="P3"><text:span text:style-name="T37"/></text:p>
      <text:p text:style-name="P3"><text:span text:style-name="T37"/></text:p>
      <text:p text:style-name="P3"><text:span text:style-name="T37"/></text:p>
      <text:p text:style-name="P3"><text:soft-page-break/><text:span text:style-name="T37">- </text:span><text:span text:style-name="T38">Oh mon dieu! Qui est cette dame? Elle fait très peur! </text:span><text:span text:style-name="T5">Di</text:span><text:span text:style-name="T7">s je</text:span><text:span text:style-name="T5"> d’un aire effrayant.</text:span></text:p>
      <text:p text:style-name="P3"><text:span text:style-name="T39">- </text:span><text:span text:style-name="T40">Qu’est qu’elle fait? </text:span><text:span text:style-name="T6">Dit Asuna.</text:span></text:p>
      <text:p text:style-name="P3"><text:span text:style-name="T6">-</text:span><text:span text:style-name="T40">Emm, elle marche… Plus vite… Plus vite encore, elle court… les gars, elle est devant moi! </text:span><text:span text:style-name="T6">Ajout</text:span><text:span text:style-name="T8">ai</text:span><text:span text:style-name="T6"> </text:span><text:span text:style-name="T7">je</text:span><text:span text:style-name="T6"> en criant.</text:span></text:p>
      <text:p text:style-name="P4"><text:span text:style-name="T2">J’avais jeté la goutte, et ce n’était pas <text:s/>ce que je devrais faire, car elle avait passer de toutes le chiffres, et ce n’était pas bien pour nous.</text:span></text:p>
      <text:p text:style-name="P4"><text:span text:style-name="T1">- C’est toi le f</text:span><text:span text:style-name="T41">autif, tu ne devais pas le faire. </text:span><text:span text:style-name="T7">Dit Scarle en colère.</text:span></text:p>
      <text:p text:style-name="P4"><text:span text:style-name="T41">- Pardon, mais j’avais très peur. </text:span><text:span text:style-name="T42">Annonçais</text:span><text:span text:style-name="T8"> je.</text:span></text:p>
      <text:p text:style-name="P4"><text:span text:style-name="T8">-</text:span><text:span text:style-name="T42"> </text:span><text:span text:style-name="T43">Au secours! La lustre va tomber! S’exclama</text:span><text:span text:style-name="T9"> Anna.</text:span></text:p>
      <text:p text:style-name="P4"><text:span text:style-name="T43">- Vas y! Sortez! Allez vite, fuyez! </text:span><text:span text:style-name="T9">Dis je.</text:span></text:p>
      <text:p text:style-name="P4"><text:span text:style-name="T43"/></text:p>
      <text:p text:style-name="P4"><text:span text:style-name="T43"><text:tab/></text:span><text:span text:style-name="T44">Le lendemain matin, Anna et Asuna m’appelaient, </text:span></text:p>
      <text:p text:style-name="P4"><text:span text:style-name="T45">- Vite! Nous sommes en retard, nous devant passer chez Jack! </text:span><text:span text:style-name="T10"><text:s/>Dit Anna.</text:span></text:p>
      <text:p text:style-name="P4"><text:span text:style-name="T45">- </text:span><text:span text:style-name="T46">ben, j’arrive! </text:span><text:span text:style-name="T11">Dis je.</text:span></text:p>
      <text:p text:style-name="P4"><text:span text:style-name="T47"/></text:p>
      <text:p text:style-name="P4"><text:span text:style-name="T47"><text:tab/>Après quelque minutes, nous étions devant la maison de Jack.</text:span></text:p>
      <text:p text:style-name="P4"><text:span text:style-name="T47">- Jack! Jack! </text:span><text:span text:style-name="T12">Dit Asuna.</text:span></text:p>
      <text:p text:style-name="P4"><text:span text:style-name="T48">- </text:span><text:span text:style-name="T49">Mais aller Jack! Nous allons pas rester là! </text:span><text:span text:style-name="T13">Dit Anna.</text:span></text:p>
      <text:p text:style-name="P4"><text:span text:style-name="T13"/></text:p>
      <text:p text:style-name="P4"><text:span text:style-name="T50"><text:tab/></text:span><text:span text:style-name="T51">Un moment plus tard, nous avions remarquer qu’il n’ y avait aucune réaction, </text:span><text:span text:style-name="T52">et la porte était ouverte, ainsi que toutes les fenêtres et c’était trop bizarre</text:span><text:span text:style-name="T51">.</text:span></text:p>
      <text:p text:style-name="P4"><text:span text:style-name="T14"/></text:p>
      <text:p text:style-name="P4"><text:span text:style-name="T14">- </text:span><text:span text:style-name="T52">Il ne serait pas déjà pari? </text:span><text:span text:style-name="T15">Dit Anna.</text:span></text:p>
      <text:p text:style-name="P4"><text:span text:style-name="T52">- Non, je ne pense pas, ce n’ai pas de ces habitudes. </text:span><text:span text:style-name="T15">Dis je.</text:span></text:p>
      <text:p text:style-name="P4"><text:span text:style-name="T15">- </text:span><text:span text:style-name="T52">Alors moi, je vais allez vérifier!</text:span><text:span text:style-name="T15"> Dit Asuna.</text:span></text:p>
      <text:p text:style-name="P4"><text:span text:style-name="T15">- </text:span><text:span text:style-name="T52">Ahh! </text:span><text:span text:style-name="T15">Cria Asuna après un moment.</text:span></text:p>
      <text:p text:style-name="P4"><text:span text:style-name="T52">- C’est la voix de Asuna! </text:span><text:span text:style-name="T15">Dit Anna.</text:span></text:p>
      <text:p text:style-name="P4"><text:span text:style-name="T52">- <text:s/></text:span><text:span text:style-name="T53">Oui, c’est vrai, allons y! </text:span><text:span text:style-name="T16">Dis je.</text:span></text:p>
      <text:p text:style-name="P7"><text:span text:style-name="T2">Nous avions traverser les escaliers et c’était la surprise, Jack était dans la douche, et dans une état très grave. </text:span></text:p>
      <text:p text:style-name="P7"><text:span text:style-name="T1">- </text:span><text:span text:style-name="T54">Ce n’est pas Jack! n’est ce pas? S’il vous plaît dites moi que ce n’ai pas lui! </text:span><text:span text:style-name="T17">Dis Asuna en pleurant et d’un aire surpris.</text:span></text:p>
      <text:p text:style-name="P7"><text:span text:style-name="T54"/></text:p>
      <text:p text:style-name="P7"><text:span text:style-name="T54"><text:tab/></text:span><text:span text:style-name="T55">Nous étions tous surpris et nous n’étions pas convaincus, il était d’une couleur mauve foncée, ces yeux était toutes blanches et il tremblait,</text:span><text:span text:style-name="T56">et il avait la bouche cousue,</text:span><text:span text:style-name="T55"> c’était une scène émouvantes et inoubliable.</text:span><text:span text:style-name="T57">Car c’était notre précieux amis.</text:span></text:p>
      <text:p text:style-name="P8"><text:span text:style-name="T57">- Regardez! Jack! Sa bouche! Il veut parler! </text:span><text:span text:style-name="T18">Dit Asuna.</text:span></text:p>
      <text:p text:style-name="P8"><text:span text:style-name="T57">- Fui..! Fuyez… La malédiction... <text:s/>De la … maison hanté. </text:span><text:span text:style-name="T18">Cria Jack.</text:span></text:p>
      <text:p text:style-name="P9"><text:span text:style-name="T57">- Non! </text:span><text:span text:style-name="T19">Dit Asuna en pleurant.</text:span></text:p>
      <text:p text:style-name="P10"><text:span text:style-name="T19">La douche était remplis par le sang, </text:span><text:span text:style-name="T20">Jack c’était exploser.</text:span></text:p>
      <text:p text:style-name="P10"><text:span text:style-name="T20"/></text:p>
      <text:p text:style-name="P11"><text:span text:style-name="T58"><text:tab/></text:span><text:span text:style-name="T59">Après un mois, Asuna était morte de la même façon de Jack, et avec les mêmes coïncidences, que cela avait attirer notre attentions. Maintenant, nous avions perdu </text:span><text:span text:style-name="T60">deux amis fidèles, c’était trop dur pour nous, car le temps entre ces deux évènements était très proche, et c’était une </text:span><text:span text:style-name="T61">succession</text:span><text:span text:style-name="T60"> de </text:span><text:span text:style-name="T62">malheurs.</text:span></text:p>
      <text:p text:style-name="P11"><text:span text:style-name="T62"><text:tab/></text:span></text:p>
      <text:p text:style-name="P11"><text:soft-page-break/><text:span text:style-name="T62"><text:tab/></text:span><text:span text:style-name="T63">J’avais appeler Scarle et Anna, pour comprendre ce qui ce passait, nous avions décider de se rassembler à ma maison.</text:span></text:p>
      <text:p text:style-name="P11"><text:span text:style-name="T21"/></text:p>
      <text:p text:style-name="P12"><text:span text:style-name="T22">La nuit tombait, et ils étaient dans ma maison à l’heure.</text:span></text:p>
      <text:p text:style-name="P12"><text:span text:style-name="T64">- Alors, </text:span><text:span text:style-name="T65">j’ai réfléchi à ce que Jack a dit et la ressemblance et la succession de ces deux événement, et cela nous guide, à la malédiction de la maison hanté, </text:span><text:span text:style-name="T66">et que nous sommes maudit tous, et nous mourir de la même façon tôt ou tard. Déduit</text:span><text:span text:style-name="T23"> Anna.</text:span></text:p>
      <text:p text:style-name="P13"><text:span text:style-name="T66">- </text:span><text:span text:style-name="T67">Eh! Bah, nous allons rester comme ça? </text:span><text:span text:style-name="T68">Nous devons chercher la solution. </text:span><text:span text:style-name="T24">Dit Scarle.</text:span></text:p>
      <text:p text:style-name="P14"><text:span text:style-name="T68">- </text:span><text:span text:style-name="T69">Oui, c’est vrai tu as raison, je veux que t’occupe de la recherche sur ce sujet. </text:span><text:span text:style-name="T25">Dis je.</text:span></text:p>
      <text:p text:style-name="P15"><text:span text:style-name="T25">- </text:span><text:span text:style-name="T70">D’accord, je vais commencer cette nuit là. </text:span><text:span text:style-name="T26">Dit Scarle.</text:span></text:p>
      <text:p text:style-name="P15"><text:span text:style-name="T70">- Bravo les gars! </text:span><text:span text:style-name="T26">Dit Anna.</text:span></text:p>
      <text:p text:style-name="P15"><text:span text:style-name="T70"/></text:p>
      <text:p text:style-name="P16"><text:span text:style-name="T70"><text:tab/></text:span><text:span text:style-name="T71">Le lendemain matin, Scarle m’avait appeler.</text:span></text:p>
      <text:p text:style-name="P16"><text:span text:style-name="T71">- Sam, écoute! j’ai trouvé que la maison hanté</text:span><text:span text:style-name="T68"> </text:span><text:span text:style-name="T71">était d’une vielle sorcière qui s’appelle «DAIZ</text:span><text:span text:style-name="T75">Y</text:span><text:span text:style-name="T71">», elle avait une amie qui s’appelle «Mau</text:span><text:span text:style-name="T76">di</text:span><text:span text:style-name="T71">ssa</text:span><text:span text:style-name="T75">n</text:span><text:span text:style-name="T71">t», </text:span><text:span text:style-name="T72">et il se trouve dans l’hôpital des psychiatries, </text:span><text:span text:style-name="T73">tu dois aller chez elle, et </text:span><text:span text:style-name="T75">emmène</text:span><text:span text:style-name="T73"> avec toi Anna, Fait vite! </text:span><text:span text:style-name="T27">Dit Scarle.</text:span></text:p>
      <text:p text:style-name="P16"><text:span text:style-name="T73">- D’accord Scarle, merci beaucoup. </text:span><text:span text:style-name="T27">Dis je.</text:span></text:p>
      <text:p text:style-name="P16"><text:span text:style-name="T73">- De… </text:span><text:span text:style-name="T27">Dit Scarle.</text:span></text:p>
      <text:p text:style-name="P16"><text:span text:style-name="T73">- Scarle! Qu’est ce que t’as? Oh, non c’est coupé! </text:span><text:span text:style-name="T27">m’interrogeais je.</text:span></text:p>
      <text:p text:style-name="P18"><text:span text:style-name="T73">À </text:span><text:span text:style-name="T74">notre arrivé </text:span><text:span text:style-name="T75">l’hôpital, nous l’avions chercher à la réception, elle se trouvait au jardin.</text:span></text:p>
      <text:p text:style-name="P16"><text:span text:style-name="T75">- </text:span><text:span text:style-name="T76">Bonjour! </text:span><text:span text:style-name="T28">Dis je.</text:span></text:p>
      <text:p text:style-name="P17"><text:span text:style-name="T28">-</text:span><text:span text:style-name="T76"> Bonjour mon fils. </text:span><text:span text:style-name="T28">Dit <text:s/></text:span><text:span text:style-name="T71">Mau</text:span><text:span text:style-name="T76">di</text:span><text:span text:style-name="T71">ssa</text:span><text:span text:style-name="T75">n</text:span><text:span text:style-name="T71">t.</text:span></text:p>
      <text:p text:style-name="P17"><text:span text:style-name="T71">- </text:span><text:span text:style-name="T76">Nous voulons votre aide à propos de <text:s/></text:span><text:span text:style-name="T71">DAIZ</text:span><text:span text:style-name="T75">Y </text:span><text:span text:style-name="T76">car nous sommes maudits, s’il vous plaît, qu’elle est la solution pour se libérer? </text:span><text:span text:style-name="T28">Dit Anna.</text:span></text:p>
      <text:p text:style-name="P5"><text:span text:style-name="T43">- </text:span><text:span text:style-name="T77">Ahh Daizy! Je vais vous aider avec plaisir! </text:span><text:span text:style-name="T29">Dit <text:s/></text:span><text:span text:style-name="T71">Mau</text:span><text:span text:style-name="T76">di</text:span><text:span text:style-name="T71">ssa</text:span><text:span text:style-name="T75">n</text:span><text:span text:style-name="T71">t.</text:span></text:p>
      <text:p text:style-name="P5"><text:span text:style-name="T71">- </text:span><text:span text:style-name="T77">Merci. </text:span><text:span text:style-name="T29">Dis je.</text:span></text:p>
      <text:p text:style-name="P6"><text:span text:style-name="T29">-</text:span><text:span text:style-name="T77"> </text:span><text:span text:style-name="T78">Tout d’abord allez à la maison, sans aucun bruit,et sans lumière, partez au sous-sol, vous allez trouver un cercueil contenant un cadavre, </text:span><text:span text:style-name="T79">c’est elle, vous allez allumer, le feux dans la lampadaire, et brûler la tout de suite. </text:span><text:span text:style-name="T30">Dit <text:s/></text:span><text:span text:style-name="T71">Mau</text:span><text:span text:style-name="T76">di</text:span><text:span text:style-name="T71">ssa</text:span><text:span text:style-name="T75">n</text:span><text:span text:style-name="T71">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5.133cm" fo:margin-right="3.67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22:56:18.893000000</meta:creation-date>
    <dc:date>2018-05-23T01:46:49.669000000</dc:date>
    <meta:editing-duration>PT2H14M4S</meta:editing-duration>
    <meta:editing-cycles>139</meta:editing-cycles>
    <meta:generator>LibreOffice/5.4.6.2$Windows_X86_64 LibreOffice_project/4014ce260a04f1026ba855d3b8d91541c224eab8</meta:generator>
    <meta:document-statistic meta:table-count="0" meta:image-count="0" meta:object-count="0" meta:page-count="4" meta:paragraph-count="89" meta:word-count="1561" meta:character-count="8639" meta:non-whitespace-character-count="7126"/>
  </office:meta>
</office:document-meta>
</file>